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11f05"/>
    </style:style>
    <style:style style:name="P2" style:family="paragraph" style:parent-style-name="Standard">
      <style:text-properties fo:color="#ff4000" loext:opacity="100%" officeooo:paragraph-rsid="00011f05"/>
    </style:style>
    <style:style style:name="P3" style:family="paragraph" style:parent-style-name="Text_20_body">
      <style:text-properties officeooo:paragraph-rsid="00011f05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>
      <style:paragraph-properties fo:text-align="center"/>
    </style:style>
    <style:style style:name="P9" style:family="paragraph" style:parent-style-name="Heading_20_3">
      <style:text-properties officeooo:paragraph-rsid="00011f05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6">
      <style:paragraph-properties fo:margin-top="0cm" fo:margin-bottom="0cm" style:contextual-spacing="false"/>
    </style:style>
    <style:style style:name="P17" style:family="paragraph" style:parent-style-name="Text_20_body" style:list-style-name="L6"/>
    <style:style style:name="P18" style:family="paragraph" style:parent-style-name="Text_20_body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l primo esercizio di questo corso verterà sullo studio del proprio computer. Requisito necessario per poter avere confidenza con le macchine virtuali e le configurazioni è quella di conoscere in modo approfondito la macchina che stiamo utilizzando. </text:p>
      <text:p text:style-name="P1"/>
      <text:p text:style-name="P1">Requisiti </text:p>
      <text:p text:style-name="P2">Produrre un piccolo report in PDF (preferibilmente) contenente le caratteristiche del computer in uso. Specificare nel dettaglio le caratteristiche di: CPU RAM Hard disk</text:p>
      <text:p text:style-name="P1"/>
      <text:p text:style-name="P3">Per produrre un report PDF contenente le caratteristiche del computer in uso (CPU, RAM, e Hard Disk), è necessario seguire questi passaggi:</text:p>
      <text:list text:style-name="L1">
        <text:list-item>
          <text:p text:style-name="P4"><text:span text:style-name="Strong_20_Emphasis">Raccolta delle informazioni sul sistema</text:span>:</text:p>
          <text:list>
            <text:list-item>
              <text:p text:style-name="P5">Utilizzare strumenti specifici per ottenere i dettagli hardware del computer.</text:p>
            </text:list-item>
            <text:list-item>
              <text:p text:style-name="P5">Sui sistemi Windows, si possono usare comandi come <text:span text:style-name="Source_20_Text">wmic</text:span>, <text:span text:style-name="Source_20_Text">systeminfo</text:span> o PowerShell.</text:p>
            </text:list-item>
            <text:list-item>
              <text:p text:style-name="P4">Su Linux, comandi come <text:span text:style-name="Source_20_Text">lscpu</text:span>, <text:span text:style-name="Source_20_Text">free -h</text:span>, e <text:span text:style-name="Source_20_Text">lsblk</text:span> sono utili.</text:p>
            </text:list-item>
          </text:list>
        </text:list-item>
      </text:list>
      <text:p text:style-name="P3"><text:span text:style-name="Strong_20_Emphasis">Creazione del report</text:span>:</text:p>
      <text:list text:style-name="L2">
        <text:list-item>
          <text:list>
            <text:list-item>
              <text:p text:style-name="P6">Dopo aver raccolto i dati, si possono strutturare in un formato leggibile.</text:p>
            </text:list-item>
            <text:list-item>
              <text:p text:style-name="P6">Usare una libreria Python come <text:span text:style-name="Source_20_Text">reportlab</text:span> o <text:span text:style-name="Source_20_Text">fpdf</text:span> per generare un file PDF.</text:p>
            </text:list-item>
          </text:list>
        </text:list-item>
        <text:list-item>
          <text:p text:style-name="P7"><text:span text:style-name="Strong_20_Emphasis">Automazione del processo</text:span>:</text:p>
          <text:list>
            <text:list-item>
              <text:p text:style-name="P7">Scrivere uno script Python per eseguire i comandi di sistema e formattare il report automaticamente.</text:p>
            </text:list-item>
          </text:list>
        </text:list-item>
      </text:list>
      <text:p text:style-name="Text_20_body">Ecco un esempio di script Python per generare il PDF:</text:p>
      <text:p text:style-name="P1"/>
      <text:p text:style-name="P1"><draw:line text:anchor-type="paragraph" draw:z-index="0" draw:name="Linea 1" draw:style-name="gr1" draw:text-style-name="P8" svg:x1="-0.639cm" svg:y1="0.271cm" svg:x2="15.765cm" svg:y2="0.25cm"><text:p/></draw:line></text:p>
      <text:p text:style-name="P1"/>
      <text:h text:style-name="P9" text:outline-level="3"><text:span text:style-name="Strong_20_Emphasis">Su Windows</text:span></text:h>
      <text:list text:style-name="L3">
        <text:list-item>
          <text:p text:style-name="P10"><text:span text:style-name="Strong_20_Emphasis">Gestione dispositivi (Device Manager):</text:span></text:p>
          <text:list>
            <text:list-item>
              <text:p text:style-name="P11">Premi <text:span text:style-name="Strong_20_Emphasis">Win + X</text:span> e seleziona <text:span text:style-name="Emphasis">Gestione dispositivi</text:span>.</text:p>
            </text:list-item>
            <text:list-item>
              <text:p text:style-name="P11">Qui puoi vedere informazioni su CPU, GPU, dischi, schede di rete e altro.</text:p>
            </text:list-item>
          </text:list>
        </text:list-item>
        <text:list-item>
          <text:p text:style-name="P10"><text:span text:style-name="Strong_20_Emphasis">System Information (Informazioni di sistema):</text:span></text:p>
          <text:list>
            <text:list-item>
              <text:p text:style-name="P11">Premi <text:span text:style-name="Strong_20_Emphasis">Win + R</text:span>, digita <text:span text:style-name="Source_20_Text">msinfo32</text:span> e premi Invio.</text:p>
            </text:list-item>
            <text:list-item>
              <text:p text:style-name="P11">Mostra dettagli su processore, RAM, dispositivi hardware e driver.</text:p>
            </text:list-item>
          </text:list>
        </text:list-item>
        <text:list-item>
          <text:p text:style-name="P10"><text:span text:style-name="Strong_20_Emphasis">Prompt dei comandi (CMD):</text:span></text:p>
          <text:list>
            <text:list-item>
              <text:p text:style-name="P11">Apri il Prompt dei comandi e utilizza i seguenti comandi:</text:p>
              <text:list>
                <text:list-item>
                  <text:p text:style-name="P11"><text:span text:style-name="Source_20_Text">systeminfo</text:span>: Per informazioni generali sul sistema.</text:p>
                </text:list-item>
                <text:list-item>
                  <text:p text:style-name="P11"><text:span text:style-name="Source_20_Text">wmic cpu get name</text:span>: Per il nome del processore.</text:p>
                </text:list-item>
                <text:list-item>
                  <text:p text:style-name="P11"><text:span text:style-name="Source_20_Text">wmic memorychip get capacity</text:span>: Per la capacità della RAM.</text:p>
                </text:list-item>
              </text:list>
            </text:list-item>
          </text:list>
        </text:list-item>
        <text:list-item>
          <text:p text:style-name="P10"><text:span text:style-name="Strong_20_Emphasis">PowerShell:</text:span></text:p>
          <text:list>
            <text:list-item>
              <text:p text:style-name="P11">Usa comandi come:</text:p>
              <text:list>
                <text:list-item>
                  <text:p text:style-name="P11"><text:span text:style-name="Source_20_Text">Get-ComputerInfo</text:span> per un elenco dettagliato delle informazioni sul sistema.</text:p>
                </text:list-item>
                <text:list-item>
                  <text:p text:style-name="P11"><text:soft-page-break/><text:span text:style-name="Source_20_Text">Get-WmiObject Win32_Processor</text:span> per dettagli sulla CPU.</text:p>
                </text:list-item>
              </text:list>
            </text:list-item>
          </text:list>
        </text:list-item>
        <text:list-item>
          <text:p text:style-name="P10"><text:span text:style-name="Strong_20_Emphasis">Strumenti di terze parti:</text:span></text:p>
          <text:list>
            <text:list-item>
              <text:p text:style-name="P11"><text:span text:style-name="Strong_20_Emphasis">CPU-Z</text:span>: Mostra informazioni dettagliate su CPU, RAM, scheda madre e GPU.</text:p>
            </text:list-item>
            <text:list-item>
              <text:p text:style-name="P10"><text:span text:style-name="Strong_20_Emphasis">HWMonitor</text:span>: Fornisce anche dati sui sensori (temperature, velocità delle ventole).</text:p>
            </text:list-item>
          </text:list>
        </text:list-item>
      </text:list>
      <text:p text:style-name="Horizontal_20_Line"/>
      <text:h text:style-name="Heading_20_3" text:outline-level="3"><text:span text:style-name="Strong_20_Emphasis">Su macOS</text:span></text:h>
      <text:list text:style-name="L4">
        <text:list-item>
          <text:p text:style-name="P12"><text:span text:style-name="Strong_20_Emphasis">Informazioni su questo Mac:</text:span></text:p>
          <text:list>
            <text:list-item>
              <text:p text:style-name="P13">Clicca sul menu Apple  e seleziona <text:span text:style-name="Emphasis">Informazioni su questo Mac</text:span>. Qui trovi dettagli come modello del Mac, CPU, GPU, e RAM.</text:p>
            </text:list-item>
          </text:list>
        </text:list-item>
        <text:list-item>
          <text:p text:style-name="P12"><text:span text:style-name="Strong_20_Emphasis">System Report:</text:span></text:p>
          <text:list>
            <text:list-item>
              <text:p text:style-name="P13">Dalla finestra "Informazioni su questo Mac", clicca su <text:span text:style-name="Emphasis">Resoconto di sistema</text:span> per informazioni dettagliate su hardware e periferiche.</text:p>
            </text:list-item>
          </text:list>
        </text:list-item>
        <text:list-item>
          <text:p text:style-name="P12"><text:span text:style-name="Strong_20_Emphasis">Terminale:</text:span></text:p>
          <text:list>
            <text:list-item>
              <text:p text:style-name="P13">Usa comandi come:</text:p>
              <text:list>
                <text:list-item>
                  <text:p text:style-name="P13"><text:span text:style-name="Source_20_Text">system_profiler SPHardwareDataType</text:span>: Per dettagli sull'hardware.</text:p>
                </text:list-item>
                <text:list-item>
                  <text:p text:style-name="P12"><text:span text:style-name="Source_20_Text">top</text:span> o <text:span text:style-name="Source_20_Text">htop</text:span>: Per monitorare i processi e l'uso delle risorse in tempo reale.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<text:span text:style-name="Strong_20_Emphasis">Su Linux</text:span></text:h>
      <text:list text:style-name="L5">
        <text:list-item>
          <text:p text:style-name="P14"><text:span text:style-name="Strong_20_Emphasis">Comandi da terminale:</text:span></text:p>
          <text:list>
            <text:list-item>
              <text:p text:style-name="P15"><text:span text:style-name="Source_20_Text">lscpu</text:span>: Per dettagli sulla CPU.</text:p>
            </text:list-item>
            <text:list-item>
              <text:p text:style-name="P15"><text:span text:style-name="Source_20_Text">lsblk</text:span>: Per informazioni sui dispositivi di archiviazione.</text:p>
            </text:list-item>
            <text:list-item>
              <text:p text:style-name="P15"><text:span text:style-name="Source_20_Text">lshw</text:span>: Mostra informazioni complete sull'hardware (richiede privilegi root).</text:p>
            </text:list-item>
            <text:list-item>
              <text:p text:style-name="P15"><text:span text:style-name="Source_20_Text">free -h</text:span>: Per vedere l'utilizzo della RAM.</text:p>
            </text:list-item>
            <text:list-item>
              <text:p text:style-name="P15"><text:span text:style-name="Source_20_Text">df -h</text:span>: Per verificare lo spazio su disco.</text:p>
            </text:list-item>
          </text:list>
        </text:list-item>
        <text:list-item>
          <text:p text:style-name="P14"><text:span text:style-name="Strong_20_Emphasis">GUI Tools:</text:span></text:p>
          <text:list>
            <text:list-item>
              <text:p text:style-name="P15"><text:span text:style-name="Strong_20_Emphasis">Hardinfo</text:span>: Interfaccia grafica per informazioni sul sistema e benchmark.</text:p>
            </text:list-item>
            <text:list-item>
              <text:p text:style-name="P15"><text:span text:style-name="Strong_20_Emphasis">Sysinfo</text:span> o <text:span text:style-name="Strong_20_Emphasis">Gnome System Monitor</text:span>: Strumenti per visualizzare dettagli hardware e monitorare il sistema.</text:p>
            </text:list-item>
          </text:list>
        </text:list-item>
        <text:list-item>
          <text:p text:style-name="P14"><text:span text:style-name="Strong_20_Emphasis">Monitor di sistema:</text:span></text:p>
          <text:list>
            <text:list-item>
              <text:p text:style-name="P14">Distribuzioni come Ubuntu includono strumenti grafici per vedere CPU, RAM, GPU e altro.</text:p>
            </text:list-item>
          </text:list>
        </text:list-item>
      </text:list>
      <text:p text:style-name="Horizontal_20_Line"/>
      <text:h text:style-name="Heading_20_3" text:outline-level="3"><text:span text:style-name="Strong_20_Emphasis">Utilizzo di strumenti multipiattaforma</text:span></text:h>
      <text:p text:style-name="Text_20_body">Se vuoi qualcosa di compatibile su tutti i sistemi operativi:</text:p>
      <text:list text:style-name="L6">
        <text:list-item>
          <text:p text:style-name="P16"><text:span text:style-name="Strong_20_Emphasis">Speccy</text:span> (Windows, tramite Wine su Linux): Per dettagli dettagliati sull'hardware.</text:p>
        </text:list-item>
        <text:list-item>
          <text:p text:style-name="P16"><text:span text:style-name="Strong_20_Emphasis">AIDA64</text:span>: Strumento completo, ma a pagamento, per report avanzati su hardware e software.</text:p>
        </text:list-item>
        <text:list-item>
          <text:p text:style-name="P17"><text:soft-page-break/><text:span text:style-name="Strong_20_Emphasis">OpenHardwareMonitor</text:span>: Analizza hardware e sensori, disponibile per Windows e Linux.</text:p>
        </text:list-item>
      </text:list>
      <text:p text:style-name="Text_20_body">Dimmi il tuo sistema operativo se hai bisogno di assistenza su uno strumento specifico! 😊</text:p>
      <text:p text:style-name="P18">4o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11:48:54.397000000</meta:creation-date>
    <dc:date>2024-11-29T12:11:30.067000000</dc:date>
    <meta:editing-duration>PT12M13S</meta:editing-duration>
    <meta:editing-cycles>1</meta:editing-cycles>
    <meta:generator>LibreOffice/24.8.3.2$Windows_X86_64 LibreOffice_project/48a6bac9e7e268aeb4c3483fcf825c94556d9f92</meta:generator>
    <meta:document-statistic meta:table-count="0" meta:image-count="0" meta:object-count="0" meta:page-count="3" meta:paragraph-count="61" meta:word-count="573" meta:character-count="3587" meta:non-whitespace-character-count="3121"/>
  </office:meta>
</office:document-meta>
</file>